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c457af" officeooo:paragraph-rsid="00c457af"/>
    </style:style>
    <style:style style:name="P2" style:family="paragraph" style:parent-style-name="Standard">
      <style:text-properties officeooo:rsid="0039fa5f"/>
    </style:style>
    <style:style style:name="P3" style:family="paragraph" style:parent-style-name="Standard">
      <style:text-properties officeooo:paragraph-rsid="0037db90"/>
    </style:style>
    <style:style style:name="P4" style:family="paragraph" style:parent-style-name="Standard">
      <style:text-properties officeooo:paragraph-rsid="00a5f902"/>
    </style:style>
    <style:style style:name="P5" style:family="paragraph" style:parent-style-name="Standard">
      <style:text-properties fo:font-style="italic" officeooo:rsid="007dc908" officeooo:paragraph-rsid="0039fa5f" style:font-style-asian="italic" style:font-style-complex="italic"/>
    </style:style>
    <style:style style:name="P6" style:family="paragraph" style:parent-style-name="Standard">
      <style:text-properties fo:font-style="italic" officeooo:rsid="007dc908" officeooo:paragraph-rsid="0043e0a3" style:font-style-asian="italic" style:font-style-complex="italic"/>
    </style:style>
    <style:style style:name="P7" style:family="paragraph" style:parent-style-name="Frame_20_contents">
      <style:text-properties officeooo:rsid="00b2b8b2" officeooo:paragraph-rsid="00b2b8b2"/>
    </style:style>
    <style:style style:name="P8" style:family="paragraph" style:parent-style-name="Frame_20_contents">
      <style:text-properties officeooo:rsid="00b48594" officeooo:paragraph-rsid="00b48594"/>
    </style:style>
    <style:style style:name="P9" style:family="paragraph" style:parent-style-name="Frame_20_contents">
      <style:text-properties officeooo:rsid="00b9e776" officeooo:paragraph-rsid="00b9e776"/>
    </style:style>
    <style:style style:name="P10" style:family="paragraph" style:parent-style-name="Frame_20_contents">
      <style:text-properties officeooo:rsid="00bb6e8c" officeooo:paragraph-rsid="00bb6e8c"/>
    </style:style>
    <style:style style:name="P11" style:family="paragraph" style:parent-style-name="Frame_20_contents">
      <style:text-properties officeooo:rsid="01cf38b2" officeooo:paragraph-rsid="01cf38b2"/>
    </style:style>
    <style:style style:name="P12" style:family="paragraph" style:parent-style-name="Standard">
      <style:paragraph-properties fo:break-before="page"/>
      <style:text-properties fo:font-style="italic" officeooo:rsid="007dc908" officeooo:paragraph-rsid="0043e0a3" style:font-style-asian="italic" style:font-style-complex="italic"/>
    </style:style>
    <style:style style:name="P13" style:family="paragraph" style:parent-style-name="Frame_20_contents">
      <style:text-properties officeooo:rsid="00a9bde5" officeooo:paragraph-rsid="00a9bde5"/>
    </style:style>
    <style:style style:name="P14" style:family="paragraph" style:parent-style-name="Frame_20_contents">
      <style:text-properties officeooo:rsid="0237c778" officeooo:paragraph-rsid="00a9bde5"/>
    </style:style>
    <style:style style:name="P15" style:family="paragraph" style:parent-style-name="Frame_20_contents">
      <style:text-properties officeooo:rsid="00b585a4" officeooo:paragraph-rsid="00b585a4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text-align="center"/>
      <style:text-properties fo:font-size="6pt" style:font-size-asian="6pt" style:font-size-complex="6pt"/>
    </style:style>
    <style:style style:name="P22" style:family="paragraph">
      <style:paragraph-properties fo:text-align="center"/>
      <style:text-properties fo:font-size="7pt" style:font-size-asian="7pt" style:font-size-complex="7pt" style:text-scale="100%"/>
    </style:style>
    <style:style style:name="P23" style:family="paragraph">
      <style:paragraph-properties fo:text-align="center"/>
      <style:text-properties fo:font-size="7pt" style:font-size-asian="7pt" style:font-size-complex="7pt" style:text-scale="50%"/>
    </style:style>
    <style:style style:name="P24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text-position="0% 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7pt" style:font-size-asian="7pt" style:font-size-complex="7pt" style:text-scale="100%"/>
    </style:style>
    <style:style style:name="T15" style:family="text">
      <style:text-properties style:text-position="0% 100%" fo:font-size="7pt" style:font-size-asian="7pt" style:font-size-complex="7pt"/>
    </style:style>
    <style:style style:name="T16" style:family="text">
      <style:text-properties style:text-position="super 58%" fo:font-size="7pt" style:font-size-asian="7pt" style:font-size-complex="7pt"/>
    </style:style>
    <style:style style:name="T17" style:family="text">
      <style:text-properties fo:font-size="12pt"/>
    </style:style>
    <style:style style:name="fr1" style:family="graphic" style:parent-style-name="Frame">
      <style:graphic-properties style:vertical-pos="from-top" style:vertical-rel="page" style:horizontal-pos="center" style:horizontal-rel="page"/>
    </style:style>
    <style:style style:name="fr2" style:family="graphic" style:parent-style-name="Frame">
      <style:graphic-properties style:vertical-pos="top" style:vertical-rel="page-content" style:horizontal-pos="center" style:horizontal-rel="page"/>
    </style:style>
    <style:style style:name="fr3" style:family="graphic" style:parent-style-name="Frame">
      <style:graphic-properties style:vertical-pos="top" style:vertical-rel="page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start="Arrowheads_20_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3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0.9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0.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2.656cm" fo:min-width="2.656cm" fo:padding-top="0cm" fo:padding-bottom="0cm" fo:padding-left="0cm" fo:padding-right="0cm" style:run-through="foreground"/>
    </style:style>
    <style:style style:name="gr8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/>
    </style:style>
    <style:style style:name="gr9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007cm" fo:min-width="8.267cm" fo:padding-top="0cm" fo:padding-bottom="0cm" fo:padding-left="0cm" fo:padding-right="0cm" style:run-through="foreground"/>
    </style:style>
    <style:style style:name="gr10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556cm" fo:min-width="8.278cm" fo:padding-top="0cm" fo:padding-bottom="0cm" fo:padding-left="0cm" fo:padding-right="0cm" style:run-through="foreground"/>
    </style:style>
    <style:style style:name="gr11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3.009cm" fo:min-width="8.267cm" fo:padding-top="0cm" fo:padding-bottom="0cm" fo:padding-left="0cm" fo:padding-right="0cm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width="0cm" svg:stroke-color="#000000" draw:marker-start-width="0.353cm" draw:marker-end-width="0.353cm" draw:fill-color="#ffffff" draw:textarea-horizontal-align="justify" draw:textarea-vertical-align="middle" draw:auto-grow-height="false" fo:min-height="1.487cm" fo:min-width="1.868cm" fo:padding-top="0cm" fo:padding-bottom="0cm" fo:padding-left="0cm" fo:padding-right="0cm" style:run-through="foreground"/>
    </style:style>
    <style:style style:name="gr14" style:family="graphic">
      <style:graphic-properties svg:stroke-width="0cm" svg:stroke-color="#000000" draw:marker-start-width="0.353cm" draw:marker-end-width="0.353cm" draw:fill-color="#000000" draw:textarea-horizontal-align="justify" draw:textarea-vertical-align="middle" draw:auto-grow-height="false" fo:min-height="0.074cm" fo:min-width="0.067cm" fo:padding-top="0cm" fo:padding-bottom="0cm" fo:padding-left="0cm" fo:padding-right="0cm" style:run-through="foreground"/>
    </style:style>
    <style:style style:name="gr15" style:family="graphic">
      <style:graphic-properties svg:stroke-color="#000000" draw:marker-start="Arrowheads_20_6" draw:textarea-horizontal-align="center" draw:textarea-vertical-align="middle" style:run-through="foreground"/>
    </style:style>
    <style:style style:name="gr16" style:family="graphic">
      <style:graphic-properties svg:stroke-color="#000000" draw:marker-end="Arrowheads_20_6" draw:textarea-horizontal-align="center" draw:textarea-vertical-align="middle" style:run-through="foreground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2.009cm" fo:min-width="2.009cm" style:run-through="foreground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2.009cm" fo:min-width="2.009cm" style:run-through="foreground"/>
    </style:style>
    <style:style style:name="gr19" style:family="graphic">
      <style:graphic-properties svg:stroke-color="#ffffff" draw:fill-color="#ffffff" draw:textarea-horizontal-align="justify" draw:textarea-vertical-align="middle" draw:auto-grow-height="false" fo:min-height="2.011cm" fo:min-width="2.013cm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2.663cm" fo:min-width="3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1.498cm" fo:min-width="11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2.801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2.66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1.254cm" fo:min-width="11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2.048cm" fo:min-width="11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fill-color="#ffffff" draw:textarea-horizontal-align="justify" draw:textarea-vertical-align="middle" draw:auto-grow-height="false" fo:min-height="1.189cm" fo:min-width="12.1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1.907cm" fo:min-width="3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2.815cm" fo:min-width="7.7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svg:stroke-color="#000000" draw:fill-color="#ffffff" draw:textarea-horizontal-align="justify" draw:textarea-vertical-align="middle" draw:auto-grow-height="false" fo:min-height="7.521cm" fo:min-width="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-color="#ffffff" draw:textarea-horizontal-align="justify" draw:textarea-vertical-align="middle" draw:auto-grow-height="false" fo:min-height="5.092cm" fo:min-width="4.8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fill-color="#ffffff" draw:textarea-horizontal-align="justify" draw:textarea-vertical-align="middle" draw:auto-grow-height="false" fo:min-height="1.586cm" fo:min-width="8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000000" draw:fill-color="#ffffff" draw:textarea-horizontal-align="justify" draw:textarea-vertical-align="middle" draw:auto-grow-height="false" fo:min-height="5.144cm" fo:min-width="2.6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fill-color="#ffffff" draw:textarea-horizontal-align="justify" draw:textarea-vertical-align="middle" draw:auto-grow-height="false" fo:min-height="4.459cm" fo:min-width="7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-color="#ffffff" draw:textarea-horizontal-align="justify" draw:textarea-vertical-align="middle" draw:auto-grow-height="false" fo:min-height="4.441cm" fo:min-width="4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000000" draw:fill-color="#ffffff" draw:textarea-horizontal-align="justify" draw:textarea-vertical-align="middle" draw:auto-grow-height="false" fo:min-height="1.958cm" fo:min-width="12.5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5.329cm" svg:width="15cm" draw:z-index="0">
        <draw:text-box fo:min-height="9.999cm">
          <text:p text:style-name="P11"><draw:g text:anchor-type="paragraph" draw:z-index="13" draw:style-name="gr6"><draw:custom-shape draw:style-name="gr7" draw:text-style-name="P19" svg:width="2.657cm" svg:height="2.657cm" svg:x="0.455cm" svg:y="2.993cm"><text:p text:style-name="P16"><text:a xlink:href="#North" xlink:type="simple">North Pole</text:a></text:p><text:p text:style-name="P16"><text:a xlink:href="#North" xlink:type="simple">(Storage)</text:a></text:p><draw:enhanced-geometry svg:viewBox="0 0 21600 21600" draw:type="rectangle" draw:enhanced-path="M 0 0 L 21600 0 21600 21600 0 21600 0 0 Z N"/></draw:custom-shape><draw:custom-shape draw:style-name="gr7" draw:text-style-name="P19" svg:width="2.657cm" svg:height="2.657cm" svg:x="0.455cm" svg:y="6.535cm"><text:p text:style-name="P16"><text:a xlink:href="#South" xlink:type="simple">South Pole</text:a></text:p><text:p text:style-name="P16"><text:a xlink:href="#South" xlink:type="simple">(Backup)</text:a></text:p><draw:enhanced-geometry svg:viewBox="0 0 21600 21600" draw:type="rectangle" draw:enhanced-path="M 0 0 L 21600 0 21600 21600 0 21600 0 0 Z N"/></draw:custom-shape><draw:line draw:style-name="gr8" draw:text-style-name="P16" svg:x1="4.167cm" svg:y1="6.737cm" svg:x2="4.192cm" svg:y2="6.7cm"><text:p/></draw:line><draw:custom-shape draw:style-name="gr9" draw:text-style-name="P19" svg:width="8.268cm" svg:height="1.008cm" svg:x="5.216cm" svg:y="6.269cm"><text:p text:style-name="P16"><text:a xlink:href="#Sleigh" xlink:type="simple">Sleigh</text:a></text:p><text:p text:style-name="P16"><text:a xlink:href="#Sleigh" xlink:type="simple">(Broker)</text:a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9" svg:width="8.279cm" svg:height="1.557cm" svg:x="5.221cm" svg:y="0.492cm"><text:p text:style-name="P16"><text:a xlink:href="#Cupid" xlink:type="simple">Cupid</text:a></text:p><text:p text:style-name="P16"><text:a xlink:href="#Cupid" xlink:type="simple">(Web Interface)</text:a></text:p><draw:enhanced-geometry svg:viewBox="0 0 21600 21600" draw:type="rectangle" draw:enhanced-path="M 0 0 L 21600 0 21600 21600 0 21600 0 0 Z N"/></draw:custom-shape><draw:custom-shape draw:style-name="gr11" draw:text-style-name="P19" svg:width="8.268cm" svg:height="3.01cm" svg:x="5.216cm" svg:y="2.722cm"><text:p text:style-name="P16"><text:a xlink:href="#Santa" xlink:type="simple">Santa Claus</text:a></text:p><text:p text:style-name="P16"><text:a xlink:href="#Santa" xlink:type="simple">(Server)</text:a></text:p><draw:enhanced-geometry svg:viewBox="0 0 21600 21600" draw:mirror-horizontal="false" draw:mirror-vertical="false" draw:type="rectangle" draw:enhanced-path="M 0 0 L 21600 0 21600 21600 0 21600 0 0 Z N"/></draw:custom-shape><draw:g draw:style-name="gr12"><draw:custom-shape draw:style-name="gr13" draw:text-style-name="P19" svg:width="1.869cm" svg:height="1.488cm" svg:x="5.198cm" svg:y="7.906cm"><text:p text:style-name="P16"><text:a xlink:href="#Pine" xlink:type="simple">Pine</text:a></text:p><text:p text:style-name="P16"><text:a xlink:href="#Pine" xlink:type="simple">(Client)</text:a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9" svg:width="1.869cm" svg:height="1.488cm" svg:x="8.052cm" svg:y="7.906cm"><text:p text:style-name="P16"><text:a xlink:href="#Pine" xlink:type="simple">Pine</text:a></text:p><text:p text:style-name="P16"><text:a xlink:href="#Pine" xlink:type="simple">(Client)</text:a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9" svg:width="1.869cm" svg:height="1.488cm" svg:x="11.597cm" svg:y="7.906cm"><text:p text:style-name="P16"><text:a xlink:href="#Pine" xlink:type="simple">Pine</text:a></text:p><text:p text:style-name="P16"><text:a xlink:href="#Pine" xlink:type="simple">(Client)</text:a></text:p><draw:enhanced-geometry svg:viewBox="0 0 21600 21600" draw:mirror-horizontal="false" draw:mirror-vertical="false" draw:type="rectangle" draw:enhanced-path="M 0 0 L 21600 0 21600 21600 0 21600 0 0 Z N"/></draw:custom-shape><draw:g draw:style-name="gr12"><draw:custom-shape draw:style-name="gr14" draw:text-style-name="P20" svg:width="0.096cm" svg:height="0.103cm" svg:x="10.384cm" svg:y="8.6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20" svg:width="0.096cm" svg:height="0.103cm" svg:x="10.67cm" svg:y="8.6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20" svg:width="0.096cm" svg:height="0.103cm" svg:x="10.955cm" svg:y="8.6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14" draw:style-name="gr6"><draw:line draw:style-name="gr15" draw:text-style-name="P17" svg:x1="5.84cm" svg:y1="8.309cm" svg:x2="5.825cm" svg:y2="6.836cm"><text:p text:style-name="P16"><text:span text:style-name="T1">SP-01</text:span></text:p><text:p text:style-name="P16"><text:span text:style-name="T1"/></text:p></draw:line><draw:line draw:style-name="gr15" draw:text-style-name="P17" svg:x1="6.067cm" svg:y1="8.309cm" svg:x2="6.052cm" svg:y2="6.836cm"><text:p text:style-name="P16"><text:span text:style-name="T1">SP-02</text:span></text:p><text:p text:style-name="P16"><text:span text:style-name="T1"/></text:p></draw:line><draw:line draw:style-name="gr15" draw:text-style-name="P21" svg:x1="6.278cm" svg:y1="8.31cm" svg:x2="6.26cm" svg:y2="6.836cm"><text:p text:style-name="P16"><text:span text:style-name="T1">SP-03</text:span></text:p><text:p text:style-name="P16"><text:span text:style-name="T1"/></text:p></draw:line><draw:line draw:style-name="gr15" draw:text-style-name="P17" svg:x1="6.502cm" svg:y1="8.31cm" svg:x2="6.484cm" svg:y2="6.836cm"><text:p text:style-name="P16"><text:span text:style-name="T1">SP-04</text:span></text:p><text:p text:style-name="P16"><text:span text:style-name="T1"/></text:p></draw:line></draw:g><draw:g text:anchor-type="paragraph" draw:z-index="15" draw:style-name="gr6"><draw:line draw:style-name="gr16" draw:text-style-name="P22" svg:x1="12.862cm" svg:y1="8.239cm" svg:x2="12.88cm" svg:y2="6.837cm"><text:p text:style-name="P16"><text:span text:style-name="T14">PS-</text:span><text:span text:style-name="T14">01b</text:span></text:p><text:p text:style-name="P16"><text:span text:style-name="T14"/></text:p></draw:line><draw:line draw:style-name="gr16" draw:text-style-name="P22" svg:x1="13.093cm" svg:y1="8.239cm" svg:x2="13.111cm" svg:y2="6.837cm"><text:p text:style-name="P16"><text:span text:style-name="T14">PS-</text:span><text:span text:style-name="T14">02b</text:span></text:p><text:p text:style-name="P16"><text:span text:style-name="T14"/></text:p></draw:line><draw:line draw:style-name="gr16" draw:text-style-name="P22" svg:x1="13.31cm" svg:y1="8.239cm" svg:x2="13.328cm" svg:y2="6.837cm"><text:p text:style-name="P16"><text:span text:style-name="T14">PS-</text:span><text:span text:style-name="T14">03b</text:span></text:p><text:p text:style-name="P16"><text:span text:style-name="T14"/></text:p></draw:line></draw:g><draw:g text:anchor-type="paragraph" draw:z-index="16" draw:style-name="gr6"><draw:line draw:style-name="gr16" draw:text-style-name="P23" svg:x1="11.798cm" svg:y1="8.239cm" svg:x2="11.816cm" svg:y2="6.837cm"><text:p text:style-name="P16"><text:span text:style-name="T1">PS-</text:span><text:span text:style-name="T1">01a</text:span></text:p><text:p text:style-name="P16"><text:span text:style-name="T1"/></text:p></draw:line><draw:line draw:style-name="gr16" draw:text-style-name="P23" svg:x1="12.012cm" svg:y1="8.239cm" svg:x2="12.03cm" svg:y2="6.837cm"><text:p text:style-name="P16"><text:span text:style-name="T1">PS-</text:span><text:span text:style-name="T1">02a</text:span></text:p><text:p text:style-name="P16"><text:span text:style-name="T1"/></text:p></draw:line><draw:line draw:style-name="gr16" draw:text-style-name="P23" svg:x1="12.23cm" svg:y1="8.239cm" svg:x2="12.248cm" svg:y2="6.837cm"><text:p text:style-name="P16"><text:span text:style-name="T1">PS-</text:span><text:span text:style-name="T1">03a</text:span></text:p><text:p text:style-name="P16"><text:span text:style-name="T1"/></text:p></draw:line><draw:line draw:style-name="gr16" draw:text-style-name="P23" svg:x1="12.453cm" svg:y1="8.239cm" svg:x2="12.471cm" svg:y2="6.837cm"><text:p text:style-name="P16"><text:span text:style-name="T1">PS-</text:span><text:span text:style-name="T1">04a</text:span></text:p><text:p text:style-name="P16"><text:span text:style-name="T1"/></text:p></draw:line></draw:g><draw:g text:anchor-type="paragraph" draw:z-index="17" draw:style-name="gr6"><draw:line draw:style-name="gr15" draw:text-style-name="P17" svg:x1="7.883cm" svg:y1="3.256cm" svg:x2="7.862cm" svg:y2="1.603cm"><text:p text:style-name="P16"><text:span text:style-name="T1">CS-</text:span><text:span text:style-name="T1">01</text:span><text:span text:style-name="T15">c</text:span></text:p><text:p text:style-name="P16"><text:span text:style-name="T16"/></text:p></draw:line><draw:line draw:style-name="gr15" draw:text-style-name="P17" svg:x1="8.093cm" svg:y1="3.257cm" svg:x2="8.068cm" svg:y2="1.603cm"><text:p text:style-name="P16"><text:span text:style-name="T1">CS-</text:span><text:span text:style-name="T1">02</text:span><text:span text:style-name="T15">c</text:span></text:p><text:p text:style-name="P16"><text:span text:style-name="T16"/></text:p></draw:line></draw:g><draw:g text:anchor-type="paragraph" draw:z-index="18" draw:style-name="gr6"><draw:line draw:style-name="gr15" draw:text-style-name="P17" svg:x1="8.04cm" svg:y1="1.115cm" svg:x2="8.019cm" svg:y2="-0.628cm"><text:p text:style-name="P16"><text:span text:style-name="T1">UC-</text:span><text:span text:style-name="T1">01b</text:span></text:p><text:p text:style-name="P16"><text:span text:style-name="T1"/></text:p></draw:line><draw:line draw:style-name="gr15" draw:text-style-name="P17" svg:x1="8.26cm" svg:y1="1.116cm" svg:x2="8.235cm" svg:y2="-0.628cm"><text:p text:style-name="P16"><text:span text:style-name="T1">UC-</text:span><text:span text:style-name="T1">02b</text:span></text:p><text:p text:style-name="P16"><text:span text:style-name="T1"/></text:p></draw:line></draw:g><draw:line text:anchor-type="paragraph" draw:z-index="19" draw:style-name="gr2" draw:text-style-name="P23" svg:x1="2.292cm" svg:y1="6.867cm" svg:x2="2.296cm" svg:y2="5.061cm"><text:p text:style-name="P16"><text:span text:style-name="T1">SN-01</text:span></text:p><text:p text:style-name="P16"><text:span text:style-name="T1"/></text:p></draw:line><draw:line text:anchor-type="paragraph" draw:z-index="20" draw:style-name="gr1" draw:text-style-name="P17" svg:x1="7.137cm" svg:y1="6.857cm" svg:x2="7.116cm" svg:y2="5.114cm"><text:p text:style-name="P16"><text:span text:style-name="T1">SS-01</text:span></text:p><text:p text:style-name="P16"><text:span text:style-name="T1"/></text:p></draw:line><draw:line text:anchor-type="paragraph" draw:z-index="21" draw:style-name="gr2" draw:text-style-name="P17" svg:x1="6.787cm" svg:y1="8.504cm" svg:x2="8.56cm" svg:y2="8.543cm"><text:p text:style-name="P16"><text:span text:style-name="T1">PP-01</text:span></text:p><text:p text:style-name="P16"><text:span text:style-name="T1"/></text:p></draw:line><draw:line text:anchor-type="paragraph" draw:z-index="22" draw:style-name="gr1" draw:text-style-name="P17" svg:x1="6.699cm" svg:y1="8.994cm" svg:x2="8.583cm" svg:y2="9.017cm"><text:p text:style-name="P16"><text:span text:style-name="T1">PP-01</text:span></text:p><text:p text:style-name="P16"><text:span text:style-name="T1"/></text:p></draw:line><draw:g text:anchor-type="paragraph" draw:z-index="23" draw:style-name="gr6"><draw:line draw:style-name="gr15" draw:text-style-name="P17" svg:x1="2.704cm" svg:y1="3.552cm" svg:x2="5.516cm" svg:y2="3.552cm"><text:p text:style-name="P16"><text:span text:style-name="T1">SN-01</text:span></text:p><text:p text:style-name="P16"><text:span text:style-name="T1"/></text:p></draw:line><draw:line draw:style-name="gr15" draw:text-style-name="P17" svg:x1="2.704cm" svg:y1="3.757cm" svg:x2="5.517cm" svg:y2="3.757cm"><text:p text:style-name="P16"><text:span text:style-name="T1">SN-02</text:span></text:p><text:p text:style-name="P16"><text:span text:style-name="T1"/></text:p></draw:line><draw:line draw:style-name="gr15" draw:text-style-name="P17" svg:x1="2.704cm" svg:y1="3.974cm" svg:x2="5.517cm" svg:y2="3.974cm"><text:p text:style-name="P16"><text:span text:style-name="T1">SN-03</text:span></text:p><text:p text:style-name="P16"><text:span text:style-name="T1"/></text:p></draw:line></draw:g><draw:g text:anchor-type="paragraph" draw:z-index="24" draw:style-name="gr6"><draw:line draw:style-name="gr16" draw:text-style-name="P17" svg:x1="2.82cm" svg:y1="4.598cm" svg:x2="5.517cm" svg:y2="4.598cm"><text:p text:style-name="P16"><text:span text:style-name="T1">NSA-</text:span><text:span text:style-name="T1">01</text:span></text:p><text:p text:style-name="P16"><text:span text:style-name="T1"/></text:p></draw:line><draw:line draw:style-name="gr16" draw:text-style-name="P17" svg:x1="2.82cm" svg:y1="4.826cm" svg:x2="5.517cm" svg:y2="4.826cm"><text:p text:style-name="P16"><text:span text:style-name="T1">NSA-</text:span><text:span text:style-name="T1">02</text:span></text:p><text:p text:style-name="P16"><text:span text:style-name="T1"/></text:p></draw:line><draw:line draw:style-name="gr16" draw:text-style-name="P17" svg:x1="2.82cm" svg:y1="5.065cm" svg:x2="5.517cm" svg:y2="5.065cm"><text:p text:style-name="P16"><text:span text:style-name="T1">NSA-</text:span><text:span text:style-name="T1">03</text:span></text:p><text:p text:style-name="P16"><text:span text:style-name="T1"/></text:p></draw:line></draw:g><draw:g text:anchor-type="paragraph" draw:z-index="25" draw:style-name="gr6"><draw:line draw:style-name="gr15" draw:text-style-name="P17" svg:x1="0.973cm" svg:y1="6.867cm" svg:x2="0.952cm" svg:y2="5.124cm"><text:p text:style-name="P16"><text:span text:style-name="T1">NS-01</text:span></text:p><text:p text:style-name="P16"><text:span text:style-name="T1"/></text:p></draw:line><draw:line draw:style-name="gr15" draw:text-style-name="P17" svg:x1="1.172cm" svg:y1="6.867cm" svg:x2="1.151cm" svg:y2="5.124cm"><text:p text:style-name="P16"><text:span text:style-name="T1">NS-02</text:span></text:p><text:p text:style-name="P16"><text:span text:style-name="T1"/></text:p></draw:line><draw:line draw:style-name="gr15" draw:text-style-name="P17" svg:x1="1.391cm" svg:y1="6.867cm" svg:x2="1.37cm" svg:y2="5.124cm"><text:p text:style-name="P16"><text:span text:style-name="T1">NS-03</text:span></text:p><text:p text:style-name="P16"><text:span text:style-name="T1"/></text:p></draw:line></draw:g><draw:line text:anchor-type="paragraph" draw:z-index="26" draw:style-name="gr2" draw:text-style-name="P23" svg:x1="2.53cm" svg:y1="6.867cm" svg:x2="2.534cm" svg:y2="5.061cm"><text:p text:style-name="P16"><text:span text:style-name="T1">SN-02</text:span></text:p><text:p text:style-name="P16"><text:span text:style-name="T1"/></text:p></draw:line><draw:line text:anchor-type="paragraph" draw:z-index="27" draw:style-name="gr2" draw:text-style-name="P23" svg:x1="10.839cm" svg:y1="6.856cm" svg:x2="10.839cm" svg:y2="5.002cm"><text:p text:style-name="P16"><text:span text:style-name="T1">SSA-01</text:span></text:p><text:p text:style-name="P16"><text:span text:style-name="T1"/></text:p></draw:line><draw:line text:anchor-type="paragraph" draw:z-index="28" draw:style-name="gr2" draw:text-style-name="P23" svg:x1="11.044cm" svg:y1="6.856cm" svg:x2="11.044cm" svg:y2="5.002cm"><text:p text:style-name="P16"><text:span text:style-name="T1">SSA-02</text:span></text:p><text:p text:style-name="P16"><text:span text:style-name="T1"/></text:p></draw:line><draw:g text:anchor-type="paragraph" draw:z-index="35" draw:style-name="gr6"><draw:line draw:style-name="gr16" draw:text-style-name="P23" svg:x1="5.988cm" svg:y1="10.357cm" svg:x2="5.988cm" svg:y2="9.068cm"><text:p text:style-name="P16"><text:span text:style-name="T1">UP-01</text:span></text:p><text:p text:style-name="P16"><text:span text:style-name="T1"/></text:p></draw:line><draw:line draw:style-name="gr16" draw:text-style-name="P23" svg:x1="6.216cm" svg:y1="10.357cm" svg:x2="6.216cm" svg:y2="9.068cm"><text:p text:style-name="P16"><text:span text:style-name="T1">UP-02</text:span></text:p><text:p text:style-name="P16"><text:span text:style-name="T1"/></text:p></draw:line></draw:g><draw:g text:anchor-type="paragraph" draw:z-index="36" draw:style-name="gr6"><draw:line draw:style-name="gr16" draw:text-style-name="P23" svg:x1="8.832cm" svg:y1="10.357cm" svg:x2="8.832cm" svg:y2="9.068cm"><text:p text:style-name="P16"><text:span text:style-name="T1">UP-01</text:span></text:p><text:p text:style-name="P16"><text:span text:style-name="T1"/></text:p></draw:line><draw:line draw:style-name="gr16" draw:text-style-name="P23" svg:x1="9.061cm" svg:y1="10.357cm" svg:x2="9.061cm" svg:y2="9.068cm"><text:p text:style-name="P16"><text:span text:style-name="T1">UP-02</text:span></text:p><text:p text:style-name="P16"><text:span text:style-name="T1"/></text:p></draw:line></draw:g><draw:g text:anchor-type="paragraph" draw:z-index="37" draw:style-name="gr6"><draw:line draw:style-name="gr16" draw:text-style-name="P23" svg:x1="12.43cm" svg:y1="10.357cm" svg:x2="12.43cm" svg:y2="9.068cm"><text:p text:style-name="P16"><text:span text:style-name="T1">UP-01</text:span></text:p><text:p text:style-name="P16"><text:span text:style-name="T1"/></text:p></draw:line><draw:line draw:style-name="gr16" draw:text-style-name="P23" svg:x1="12.658cm" svg:y1="10.357cm" svg:x2="12.658cm" svg:y2="9.068cm"><text:p text:style-name="P16"><text:span text:style-name="T1">UP-02</text:span></text:p><text:p text:style-name="P16"><text:span text:style-name="T1"/></text:p></draw:line></draw:g><draw:g text:anchor-type="paragraph" draw:z-index="46" draw:style-name="gr6"><draw:line draw:style-name="gr15" draw:text-style-name="P17" svg:x1="5.674cm" svg:y1="1.115cm" svg:x2="5.653cm" svg:y2="-0.628cm"><text:p text:style-name="P16"><text:span text:style-name="T1">UC-</text:span><text:span text:style-name="T1">01a</text:span></text:p><text:p text:style-name="P16"><text:span text:style-name="T1"/></text:p></draw:line><draw:line draw:style-name="gr15" draw:text-style-name="P17" svg:x1="5.89cm" svg:y1="1.116cm" svg:x2="5.865cm" svg:y2="-0.628cm"><text:p text:style-name="P16"><text:span text:style-name="T1">UC-</text:span><text:span text:style-name="T1">02a</text:span></text:p><text:p text:style-name="P16"><text:span text:style-name="T1"/></text:p></draw:line><draw:line draw:style-name="gr15" draw:text-style-name="P17" svg:x1="6.114cm" svg:y1="1.116cm" svg:x2="6.089cm" svg:y2="-0.628cm"><text:p text:style-name="P16"><text:span text:style-name="T1">UC-</text:span><text:span text:style-name="T1">03a</text:span></text:p><text:p text:style-name="P16"><text:span text:style-name="T1"/></text:p></draw:line><draw:line draw:style-name="gr15" draw:text-style-name="P17" svg:x1="6.338cm" svg:y1="1.116cm" svg:x2="6.313cm" svg:y2="-0.628cm"><text:p text:style-name="P16"><text:span text:style-name="T1">UC-</text:span><text:span text:style-name="T1">04a</text:span></text:p><text:p text:style-name="P16"><text:span text:style-name="T1"/></text:p></draw:line><draw:line draw:style-name="gr15" draw:text-style-name="P17" svg:x1="6.57cm" svg:y1="1.116cm" svg:x2="6.545cm" svg:y2="-0.628cm"><text:p text:style-name="P16"><text:span text:style-name="T1">UC-</text:span><text:span text:style-name="T1">05a</text:span></text:p><text:p text:style-name="P16"><text:span text:style-name="T1"/></text:p></draw:line><draw:line draw:style-name="gr15" draw:text-style-name="P17" svg:x1="6.795cm" svg:y1="1.116cm" svg:x2="6.77cm" svg:y2="-0.628cm"><text:p text:style-name="P16"><text:span text:style-name="T1">UC-</text:span><text:span text:style-name="T1">06a</text:span></text:p><text:p text:style-name="P16"><text:span text:style-name="T1"/></text:p></draw:line><draw:line draw:style-name="gr15" draw:text-style-name="P17" svg:x1="7.061cm" svg:y1="1.116cm" svg:x2="7.036cm" svg:y2="-0.628cm"><text:p text:style-name="P16"><text:span text:style-name="T1">UC-</text:span><text:span text:style-name="T1">07a</text:span></text:p><text:p text:style-name="P16"><text:span text:style-name="T1"/></text:p></draw:line></draw:g><draw:g text:anchor-type="paragraph" draw:z-index="47" draw:style-name="gr6"><draw:line draw:style-name="gr15" draw:text-style-name="P17" svg:x1="5.826cm" svg:y1="3.256cm" svg:x2="5.805cm" svg:y2="1.603cm"><text:p text:style-name="P16"><text:span text:style-name="T1">CS-</text:span><text:span text:style-name="T1">01</text:span><text:span text:style-name="T15">a</text:span></text:p><text:p text:style-name="P16"><text:span text:style-name="T16"/></text:p></draw:line><draw:line draw:style-name="gr15" draw:text-style-name="P17" svg:x1="6.052cm" svg:y1="3.256cm" svg:x2="6.031cm" svg:y2="1.603cm"><text:p text:style-name="P16"><text:span text:style-name="T1">CS-</text:span><text:span text:style-name="T1">02</text:span><text:span text:style-name="T15">a</text:span></text:p><text:p text:style-name="P16"><text:span text:style-name="T16"/></text:p></draw:line><draw:line draw:style-name="gr15" draw:text-style-name="P17" svg:x1="6.262cm" svg:y1="3.257cm" svg:x2="6.237cm" svg:y2="1.603cm"><text:p text:style-name="P16"><text:span text:style-name="T1">CS-</text:span><text:span text:style-name="T1">03</text:span><text:span text:style-name="T15">a</text:span></text:p><text:p text:style-name="P16"><text:span text:style-name="T16"/></text:p></draw:line><draw:line draw:style-name="gr15" draw:text-style-name="P17" svg:x1="6.482cm" svg:y1="3.257cm" svg:x2="6.457cm" svg:y2="1.603cm"><text:p text:style-name="P16"><text:span text:style-name="T1">CS-</text:span><text:span text:style-name="T1">04</text:span><text:span text:style-name="T15">a</text:span></text:p><text:p text:style-name="P16"><text:span text:style-name="T16"/></text:p></draw:line></draw:g><draw:g text:anchor-type="paragraph" draw:z-index="48" draw:style-name="gr6"><draw:line draw:style-name="gr15" draw:text-style-name="P17" svg:x1="6.921cm" svg:y1="3.256cm" svg:x2="6.9cm" svg:y2="1.603cm"><text:p text:style-name="P16"><text:span text:style-name="T1">CS-</text:span><text:span text:style-name="T1">01</text:span><text:span text:style-name="T15">b</text:span></text:p><text:p text:style-name="P16"><text:span text:style-name="T16"/></text:p></draw:line><draw:line draw:style-name="gr15" draw:text-style-name="P17" svg:x1="7.119cm" svg:y1="3.256cm" svg:x2="7.098cm" svg:y2="1.603cm"><text:p text:style-name="P16"><text:span text:style-name="T1">CS-</text:span><text:span text:style-name="T1">02</text:span><text:span text:style-name="T15">b</text:span></text:p><text:p text:style-name="P16"><text:span text:style-name="T16"/></text:p></draw:line><draw:line draw:style-name="gr15" draw:text-style-name="P17" svg:x1="7.35cm" svg:y1="3.256cm" svg:x2="7.329cm" svg:y2="1.603cm"><text:p text:style-name="P16"><text:span text:style-name="T1">CS-</text:span><text:span text:style-name="T1">03</text:span><text:span text:style-name="T15">b</text:span></text:p><text:p text:style-name="P16"><text:span text:style-name="T16"/></text:p></draw:line></draw:g><draw:g text:anchor-type="paragraph" draw:z-index="49" draw:style-name="gr6"><draw:line draw:style-name="gr16" draw:text-style-name="P23" svg:x1="11.35cm" svg:y1="3.256cm" svg:x2="11.35cm" svg:y2="1.603cm"><text:p text:style-name="P16"><text:span text:style-name="T1">SC-01</text:span></text:p><text:p text:style-name="P16"><text:span text:style-name="T1"/></text:p></draw:line><draw:line draw:style-name="gr16" draw:text-style-name="P23" svg:x1="11.571cm" svg:y1="3.256cm" svg:x2="11.571cm" svg:y2="1.603cm"><text:p text:style-name="P16"><text:span text:style-name="T1">SC-02</text:span></text:p><text:p text:style-name="P16"><text:span text:style-name="T1"/></text:p></draw:line><draw:line draw:style-name="gr16" draw:text-style-name="P23" svg:x1="11.819cm" svg:y1="3.256cm" svg:x2="11.819cm" svg:y2="1.603cm"><text:p text:style-name="P16"><text:span text:style-name="T1">SC-03</text:span></text:p><text:p text:style-name="P16"><text:span text:style-name="T1"/></text:p></draw:line><draw:line draw:style-name="gr16" draw:text-style-name="P23" svg:x1="12.036cm" svg:y1="3.256cm" svg:x2="12.036cm" svg:y2="1.603cm"><text:p text:style-name="P16"><text:span text:style-name="T1">SC-04</text:span></text:p><text:p text:style-name="P16"><text:span text:style-name="T1"/></text:p></draw:line></draw:g>Christmas</text:p>
        </draw:text-box>
      </draw:frame>
      <draw:frame draw:style-name="fr2" draw:name="Frame2" text:anchor-type="page" text:anchor-page-number="2" svg:width="15cm" draw:z-index="1">
        <draw:text-box fo:min-height="9.999cm">
          <text:p text:style-name="P13"><text:bookmark-start text:name="Cupid"/>Cupid<text:bookmark-end text:name="Cupid"/></text:p>
          <text:p text:style-name="P14"><draw:custom-shape text:anchor-type="paragraph" draw:z-index="51" draw:name="Shape1" draw:style-name="gr27" draw:text-style-name="P19" svg:width="3.287cm" svg:height="1.908cm" svg:x="1.157cm" svg:y="3.2cm"><text:p text:style-name="P16">Data Base</text:p><draw:enhanced-geometry svg:viewBox="0 0 21600 21600" draw:type="rectangle" draw:enhanced-path="M 0 0 L 21600 0 21600 21600 0 21600 0 0 Z N"/></draw:custom-shape><draw:custom-shape text:anchor-type="paragraph" draw:z-index="50" draw:name="Shape1" draw:style-name="gr26" draw:text-style-name="P19" svg:width="12.124cm" svg:height="1.19cm" svg:x="1.169cm" svg:y="0.538cm"><text:p text:style-name="P16">I/O Handler(?)</text:p><draw:enhanced-geometry svg:viewBox="0 0 21600 21600" draw:type="rectangle" draw:enhanced-path="M 0 0 L 21600 0 21600 21600 0 21600 0 0 Z N"/></draw:custom-shape><draw:custom-shape text:anchor-type="paragraph" draw:z-index="52" draw:name="Shape1" draw:style-name="gr28" draw:text-style-name="P19" svg:width="7.776cm" svg:height="2.816cm" svg:x="5.517cm" svg:y="2.727cm"><text:p text:style-name="P16">Http Handler</text:p><draw:enhanced-geometry svg:viewBox="0 0 21600 21600" draw:type="rectangle" draw:enhanced-path="M 0 0 L 21600 0 21600 21600 0 21600 0 0 Z N"/></draw:custom-shape><draw:custom-shape text:anchor-type="paragraph" draw:z-index="53" draw:name="Shape1" draw:style-name="gr26" draw:text-style-name="P19" svg:width="12.124cm" svg:height="1.19cm" svg:x="1.169cm" svg:y="6.542cm"><text:p text:style-name="P16">I/O Handler</text:p><draw:enhanced-geometry svg:viewBox="0 0 21600 21600" draw:type="rectangle" draw:enhanced-path="M 0 0 L 21600 0 21600 21600 0 21600 0 0 Z N"/></draw:custom-shape><text:tab/></text:p>
        </draw:text-box>
      </draw:frame>
      <draw:frame draw:style-name="fr2" draw:name="Frame3" text:anchor-type="page" text:anchor-page-number="3" svg:width="15cm" draw:z-index="2">
        <draw:text-box fo:min-height="9.999cm">
          <text:p text:style-name="P7"><draw:custom-shape text:anchor-type="paragraph" draw:z-index="38" draw:style-name="gr22" draw:text-style-name="P19" svg:width="2.802cm" svg:height="2.802cm" svg:x="9.966cm" svg:y="3.475cm"><text:p text:style-name="P16">Sleigh Factory</text:p><draw:enhanced-geometry svg:viewBox="0 0 21600 21600" draw:type="rectangle" draw:enhanced-path="M 0 0 L 21600 0 21600 21600 0 21600 0 0 Z N"/></draw:custom-shape><draw:custom-shape text:anchor-type="paragraph" draw:z-index="39" draw:style-name="gr22" draw:text-style-name="P19" svg:width="2.802cm" svg:height="2.802cm" svg:x="1.321cm" svg:y="3.475cm"><text:p text:style-name="P16">Don't Forget,</text:p><text:p text:style-name="P16">If you Sleep</text:p><draw:enhanced-geometry svg:viewBox="0 0 21600 21600" draw:type="rectangle" draw:enhanced-path="M 0 0 L 21600 0 21600 21600 0 21600 0 0 Z N"/></draw:custom-shape><draw:custom-shape text:anchor-type="paragraph" draw:z-index="40" draw:style-name="gr22" draw:text-style-name="P19" svg:width="2.802cm" svg:height="2.802cm" svg:x="5.59cm" svg:y="3.475cm"><text:p text:style-name="P16">Sleigh Selector</text:p><draw:enhanced-geometry svg:viewBox="0 0 21600 21600" draw:type="rectangle" draw:enhanced-path="M 0 0 L 21600 0 21600 21600 0 21600 0 0 Z N"/></draw:custom-shape><draw:custom-shape text:anchor-type="paragraph" draw:z-index="42" draw:style-name="gr24" draw:text-style-name="P19" svg:width="11.522cm" svg:height="1.255cm" svg:x="1.321cm" svg:y="7.452cm"><text:p text:style-name="P16">Proxy</text:p><text:p text:style-name="P16">(Skeleton)</text:p><draw:enhanced-geometry svg:viewBox="0 0 21600 21600" draw:type="rectangle" draw:enhanced-path="M 0 0 L 21600 0 21600 21600 0 21600 0 0 Z N"/></draw:custom-shape><draw:custom-shape text:anchor-type="paragraph" draw:z-index="61" draw:style-name="gr24" draw:text-style-name="P19" svg:width="11.522cm" svg:height="1.255cm" svg:x="1.321cm" svg:y="1.05cm"><text:p text:style-name="P16">I/O Handler</text:p><draw:enhanced-geometry svg:viewBox="0 0 21600 21600" draw:type="rectangle" draw:enhanced-path="M 0 0 L 21600 0 21600 21600 0 21600 0 0 Z N"/></draw:custom-shape><text:bookmark-start text:name="Santa"/>Santa Claus<text:bookmark-end text:name="Santa"/></text:p>
        </draw:text-box>
      </draw:frame>
      <draw:frame draw:style-name="fr3" draw:name="Frame4" text:anchor-type="page" text:anchor-page-number="4" svg:width="15cm" draw:z-index="3">
        <draw:text-box fo:min-height="9.999cm">
          <text:p text:style-name="P8"><draw:custom-shape text:anchor-type="paragraph" draw:z-index="43" draw:style-name="gr22" draw:text-style-name="P19" svg:width="2.802cm" svg:height="2.802cm" svg:x="6.234cm" svg:y="3.586cm"><text:p text:style-name="P16">Scheduler</text:p><draw:enhanced-geometry svg:viewBox="0 0 21600 21600" draw:type="rectangle" draw:enhanced-path="M 0 0 L 21600 0 21600 21600 0 21600 0 0 Z N"/></draw:custom-shape><draw:custom-shape text:anchor-type="paragraph" draw:z-index="44" draw:style-name="gr25" draw:text-style-name="P19" svg:width="11.196cm" svg:height="2.049cm" svg:x="2cm" svg:y="0.661cm"><text:p text:style-name="P16">Santa handler</text:p><draw:enhanced-geometry svg:viewBox="0 0 21600 21600" draw:type="rectangle" draw:enhanced-path="M 0 0 L 21600 0 21600 21600 0 21600 0 0 Z N"/></draw:custom-shape><draw:custom-shape text:anchor-type="paragraph" draw:z-index="45" draw:style-name="gr25" draw:text-style-name="P19" svg:width="11.196cm" svg:height="2.049cm" svg:x="2cm" svg:y="6.844cm"><text:p text:style-name="P16">Pine handler</text:p><draw:enhanced-geometry svg:viewBox="0 0 21600 21600" draw:type="rectangle" draw:enhanced-path="M 0 0 L 21600 0 21600 21600 0 21600 0 0 Z N"/></draw:custom-shape><text:bookmark-start text:name="Sleigh"/>Sleigh<text:bookmark-end text:name="Sleigh"/></text:p>
        </draw:text-box>
      </draw:frame>
      <draw:frame draw:style-name="fr3" draw:name="Frame5" text:anchor-type="page" text:anchor-page-number="5" svg:width="15cm" draw:z-index="4">
        <draw:text-box fo:min-height="9.999cm">
          <text:p text:style-name="P15"><text:bookmark-start text:name="North"/>North Pole<text:bookmark-end text:name="North"/></text:p>
          <text:p text:style-name="P15"><draw:custom-shape text:anchor-type="paragraph" draw:z-index="54" draw:style-name="gr29" draw:text-style-name="P19" svg:width="2.225cm" svg:height="7.522cm" svg:x="11.795cm" svg:y="0.596cm"><text:p text:style-name="P16">I/O Handl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style-name="gr30" draw:text-style-name="P19" svg:width="4.881cm" svg:height="5.093cm" svg:x="0.917cm" svg:y="0.596cm"><text:p text:style-name="P16">Data Bas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6" draw:style-name="gr31" draw:text-style-name="P19" svg:width="8.721cm" svg:height="1.587cm" svg:x="1.078cm" svg:y="6.532cm"><text:p text:style-name="P16">Royal Pengui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7" draw:style-name="gr32" draw:text-style-name="P24" svg:width="2.648cm" svg:height="5.144cm" svg:x="7.327cm" svg:y="0.596cm"><text:p text:style-name="P16"><text:span text:style-name="T17">Data Base</text:span></text:p><text:p text:style-name="P16"><text:span text:style-name="T17">Manager</text:span></text:p><draw:enhanced-geometry svg:viewBox="0 0 21600 21600" draw:mirror-horizontal="false" draw:mirror-vertical="false" draw:type="rectangle" draw:enhanced-path="M 0 0 L 21600 0 21600 21600 0 21600 0 0 Z N"/></draw:custom-shape></text:p>
        </draw:text-box>
      </draw:frame>
      <draw:frame draw:style-name="fr3" draw:name="Frame6" text:anchor-type="page" text:anchor-page-number="6" svg:width="15cm" draw:z-index="5">
        <draw:text-box fo:min-height="9.999cm">
          <text:p text:style-name="P9"><draw:custom-shape text:anchor-type="paragraph" draw:z-index="58" draw:style-name="gr33" draw:text-style-name="P19" svg:width="7.478cm" svg:height="4.46cm" svg:x="1.08cm" svg:y="4.519cm"><text:p text:style-name="P16">Data Bas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9" draw:style-name="gr34" draw:text-style-name="P24" svg:width="4.659cm" svg:height="4.442cm" svg:x="8.973cm" svg:y="4.494cm"><text:p text:style-name="P16"><text:span text:style-name="T17">Dat</text:span><text:span text:style-name="T17">a </text:span><text:span text:style-name="T17">Bas</text:span><text:span text:style-name="T17">e</text:span></text:p><text:p text:style-name="P16"><text:span text:style-name="T17">Ma</text:span><text:span text:style-name="T17">nag</text:span><text:span text:style-name="T17">e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0" draw:style-name="gr35" draw:text-style-name="P19" svg:width="12.542cm" svg:height="1.959cm" svg:x="1.042cm" svg:y="1.367cm"><text:p text:style-name="P16">I/O Handler</text:p><draw:enhanced-geometry svg:viewBox="0 0 21600 21600" draw:mirror-horizontal="false" draw:mirror-vertical="false" draw:type="rectangle" draw:enhanced-path="M 0 0 L 21600 0 21600 21600 0 21600 0 0 Z N"/></draw:custom-shape><text:bookmark-start text:name="South"/>South Pole<text:bookmark-end text:name="South"/></text:p>
        </draw:text-box>
      </draw:frame>
      <draw:frame draw:style-name="fr3" draw:name="Frame7" text:anchor-type="page" text:anchor-page-number="7" svg:width="15cm" draw:z-index="6">
        <draw:text-box fo:min-height="9.999cm">
          <text:p text:style-name="P10"><draw:custom-shape text:anchor-type="paragraph" draw:z-index="30" draw:style-name="gr20" draw:text-style-name="P19" svg:width="3.024cm" svg:height="2.664cm" svg:x="1.715cm" svg:y="3.545cm"><text:p text:style-name="P16">Gifts</text:p><text:p text:style-name="P16">(Storage)</text:p><draw:enhanced-geometry svg:viewBox="0 0 21600 21600" draw:type="rectangle" draw:enhanced-path="M 0 0 L 21600 0 21600 21600 0 21600 0 0 Z N"/></draw:custom-shape><draw:custom-shape text:anchor-type="paragraph" draw:z-index="31" draw:style-name="gr20" draw:text-style-name="P19" svg:width="3.024cm" svg:height="2.664cm" svg:x="6.004cm" svg:y="3.545cm"><text:p text:style-name="P16">P2P</text:p><draw:enhanced-geometry svg:viewBox="0 0 21600 21600" draw:type="rectangle" draw:enhanced-path="M 0 0 L 21600 0 21600 21600 0 21600 0 0 Z N"/></draw:custom-shape><draw:custom-shape text:anchor-type="paragraph" draw:z-index="32" draw:style-name="gr20" draw:text-style-name="P19" svg:width="3.024cm" svg:height="2.664cm" svg:x="10.313cm" svg:y="3.545cm"><text:p text:style-name="P16">VM Manager</text:p><draw:enhanced-geometry svg:viewBox="0 0 21600 21600" draw:type="rectangle" draw:enhanced-path="M 0 0 L 21600 0 21600 21600 0 21600 0 0 Z N"/></draw:custom-shape><draw:custom-shape text:anchor-type="paragraph" draw:z-index="33" draw:style-name="gr21" draw:text-style-name="P19" svg:width="11.623cm" svg:height="1.498cm" svg:x="1.715cm" svg:y="1.289cm"><text:p text:style-name="P16">Chimney</text:p><text:p text:style-name="P16">(Client-proxy/Stub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4" draw:style-name="gr21" draw:text-style-name="P19" svg:width="11.623cm" svg:height="1.498cm" svg:x="1.715cm" svg:y="6.996cm"><text:p text:style-name="P16">Children</text:p><text:p text:style-name="P16">(User Interface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style-name="gr23" draw:text-style-name="P19" svg:width="0.87cm" svg:height="2.664cm" svg:x="0.452cm" svg:y="3.545cm"><text:p text:style-name="P16">Elf</text:p><draw:enhanced-geometry svg:viewBox="0 0 21600 21600" draw:type="rectangle" draw:enhanced-path="M 0 0 L 21600 0 21600 21600 0 21600 0 0 Z N"/></draw:custom-shape><text:bookmark-start text:name="Pine"/>Pine<text:bookmark-end text:name="Pine"/></text:p>
        </draw:text-box>
      </draw:frame>
      <text:p text:style-name="P3"><draw:line text:anchor-type="paragraph" draw:z-index="7" draw:style-name="gr1" draw:text-style-name="P17" svg:x1="16.706cm" svg:y1="1.762cm" svg:x2="18.927cm" svg:y2="1.762cm"><text:p text:style-name="P16"><text:span text:style-name="T1">TPT</text:span></text:p><text:p text:style-name="P16"><text:span text:style-name="T1"/></text:p></draw:line><draw:line text:anchor-type="paragraph" draw:z-index="9" draw:style-name="gr1" draw:text-style-name="P17" svg:x1="16.686cm" svg:y1="1.762cm" svg:x2="16.665cm" svg:y2="0.019cm"><text:p text:style-name="P16"><text:span text:style-name="T1">TPT</text:span></text:p><text:p text:style-name="P16"><text:span text:style-name="T1"/></text:p></draw:line><draw:g text:anchor-type="paragraph" draw:z-index="29" draw:style-name="gr6"><draw:g draw:style-name="gr12"><draw:custom-shape draw:style-name="gr17" draw:text-style-name="P19" svg:width="2.01cm" svg:height="2.01cm" svg:x="-0.092cm" svg:y="-2.196cm"><text:p/><draw:enhanced-geometry svg:viewBox="0 0 21600 21600" draw:type="rectangle" draw:enhanced-path="M 0 0 L 21600 0 21600 21600 0 21600 0 0 Z N"/></draw:custom-shape><draw:custom-shape draw:style-name="gr18" draw:text-style-name="P19" svg:width="2.01cm" svg:height="2.01cm" svg:x="4.159cm" svg:y="-2.254cm"><text:p text:style-name="P16">Class/Object/Entity/Subsystem</text:p><draw:enhanced-geometry svg:viewBox="0 0 21600 21600" draw:type="rectangle" draw:enhanced-path="M 0 0 L 21600 0 21600 21600 0 21600 0 0 Z N"/></draw:custom-shape><draw:line draw:style-name="gr15" draw:text-style-name="P16" svg:x1="-0.112cm" svg:y1="1.375cm" svg:x2="1.648cm" svg:y2="1.375cm"><text:p text:style-name="P16">MID</text:p><text:p text:style-name="P16"/></draw:line><draw:custom-shape draw:style-name="gr19" draw:text-style-name="P24" svg:width="2.013cm" svg:height="2.012cm" svg:x="4.373cm" svg:y="0.332cm"><text:p text:style-name="P16"><text:span text:style-name="T17">Com</text:span><text:span text:style-name="T17">mun</text:span><text:span text:style-name="T17">icati</text:span><text:span text:style-name="T17">on </text:span><text:span text:style-name="T17">meth</text:span><text:span text:style-name="T17">od </text:span><text:span text:style-name="T17">(Call</text:span><text:span text:style-name="T17">ed/C</text:span><text:span text:style-name="T17">aller</text:span><text:span text:style-name="T17">)</text:span></text:p><draw:enhanced-geometry svg:viewBox="0 0 21600 21600" draw:type="rectangle" draw:enhanced-path="M 0 0 L 21600 0 21600 21600 0 21600 0 0 Z N"/></draw:custom-shape></draw:g><draw:g draw:style-name="gr12"><draw:line draw:style-name="gr15" draw:text-style-name="P17" svg:x1="11.412cm" svg:y1="0.098cm" svg:x2="13.633cm" svg:y2="0.098cm"><text:p text:style-name="P16"><text:span text:style-name="T1">TPT</text:span></text:p><text:p text:style-name="P16"><text:span text:style-name="T1"/></text:p></draw:line><draw:line draw:style-name="gr16" draw:text-style-name="P23" svg:x1="11.368cm" svg:y1="1.951cm" svg:x2="11.372cm" svg:y2="0.145cm"><text:p text:style-name="P16"><text:span text:style-name="T1">TPT</text:span></text:p><text:p text:style-name="P16"><text:span text:style-name="T1"/></text:p></draw:line><draw:line draw:style-name="gr16" draw:text-style-name="P17" svg:x1="9.308cm" svg:y1="0.067cm" svg:x2="11.372cm" svg:y2="0.099cm"><text:p text:style-name="P16"><text:span text:style-name="T1">TPT</text:span></text:p><text:p text:style-name="P16"><text:span text:style-name="T1"/></text:p></draw:line><draw:line draw:style-name="gr15" draw:text-style-name="P17" svg:x1="11.393cm" svg:y1="0.099cm" svg:x2="11.372cm" svg:y2="-1.644cm"><text:p text:style-name="P16"><text:span text:style-name="T1">TPT</text:span></text:p><text:p text:style-name="P16"><text:span text:style-name="T1"/></text:p></draw:line></draw:g></draw:g></text:p>
      <text:p text:style-name="Standard"/>
      <text:p text:style-name="Standard"/>
      <text:p text:style-name="P4"><draw:line text:anchor-type="paragraph" draw:z-index="8" draw:style-name="gr2" draw:text-style-name="P17" svg:x1="14.601cm" svg:y1="0.269cm" svg:x2="16.665cm" svg:y2="0.301cm"><text:p text:style-name="P16"><text:span text:style-name="T1">TPT</text:span></text:p><text:p text:style-name="P16"><text:span text:style-name="T1"/></text:p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draw:frame text:anchor-type="paragraph" draw:z-index="10" draw:style-name="gr3" draw:text-style-name="P18" svg:width="6.899cm" svg:height="13.39cm" svg:x="-1.334cm" svg:y="0.406cm"><draw:text-box><text:p><text:span text:style-name="T2">User-to-Cupid</text:span></text:p><text:p><text:span text:style-name="T3">UC-01</text:span><text:span text:style-name="T4">a</text:span><text:span text:style-name="T3"> – </text:span><text:span text:style-name="T5">sign_in</text:span><text:span text:style-name="T3">()</text:span></text:p><text:p><text:span text:style-name="T3">UC-02</text:span><text:span text:style-name="T4">a</text:span><text:span text:style-name="T3"> – </text:span><text:span text:style-name="T5">sign_up</text:span><text:span text:style-name="T3">()</text:span></text:p><text:p><text:span text:style-name="T3">UC-03</text:span><text:span text:style-name="T4">a – </text:span><text:span text:style-name="T6">download_pine</text:span><text:span text:style-name="T4">()</text:span></text:p><text:p><text:span text:style-name="T4">UC-04a – </text:span><text:span text:style-name="T6">download_benchmark</text:span><text:span text:style-name="T4">()</text:span></text:p><text:p><text:span text:style-name="T3">UC-05</text:span><text:span text:style-name="T4">a</text:span><text:span text:style-name="T3"> – </text:span><text:span text:style-name="T5">upload_vm</text:span><text:span text:style-name="T3">()</text:span></text:p><text:p><text:span text:style-name="T3">UC-06</text:span><text:span text:style-name="T4">a</text:span><text:span text:style-name="T3"> – </text:span><text:span text:style-name="T5">upload_method</text:span><text:span text:style-name="T3">()</text:span></text:p><text:p><text:span text:style-name="T3">UC-07</text:span><text:span text:style-name="T4">a</text:span><text:span text:style-name="T3"> – </text:span><text:span text:style-name="T5">http_request</text:span><text:span text:style-name="T3">()</text:span></text:p><text:p><text:span text:style-name="T3"/></text:p><text:p><text:span text:style-name="T3">UC-01b – </text:span><text:span text:style-name="T5">configurate_simulation</text:span><text:span text:style-name="T3">()</text:span></text:p><text:p><text:span text:style-name="T7">UC-02b</text:span><text:span text:style-name="T5"> – collaborate_with_one_simulation</text:span><text:span text:style-name="T7">()</text:span></text:p><text:p><text:span text:style-name="T3"/></text:p><text:p><text:span text:style-name="T2">Cupid-to-Santa</text:span></text:p><text:p><text:span text:style-name="T3">CS-01a – </text:span><text:span text:style-name="T5">send_configuration_file</text:span><text:span text:style-name="T3">()</text:span></text:p><text:p><text:span text:style-name="T3">CS-02a – </text:span><text:span text:style-name="T5">requested_to_stop_simulation</text:span><text:span text:style-name="T3">()</text:span></text:p><text:p><text:span text:style-name="T3">CS-03a – </text:span><text:span text:style-name="T5">requested_to_break_simulation</text:span><text:span text:style-name="T3">()</text:span></text:p><text:p><text:span text:style-name="T3">CS-04</text:span><text:span text:style-name="T4">a</text:span><text:span text:style-name="T3"> – </text:span><text:span text:style-name="T5">requested_download</text:span><text:span text:style-name="T3">()</text:span></text:p><text:p><text:span text:style-name="T3"/></text:p><text:p><text:span text:style-name="T3">CS-01b – </text:span><text:span text:style-name="T5">upload_method</text:span><text:span text:style-name="T3">()</text:span></text:p><text:p><text:span text:style-name="T3">CS-02b – </text:span><text:span text:style-name="T5">upload_vm</text:span><text:span text:style-name="T3">()</text:span></text:p><text:p><text:span text:style-name="T3">CS-03b – </text:span><text:span text:style-name="T5">evaluate_method</text:span><text:span text:style-name="T3">()</text:span></text:p><text:p><text:span text:style-name="T3"/></text:p><text:p><text:span text:style-name="T3">CS-01c – </text:span><text:span text:style-name="T5">diassociate_pine_to_one_account</text:span><text:span text:style-name="T3">()</text:span></text:p><text:p><text:span text:style-name="T3">CS-02c – </text:span><text:span text:style-name="T5">insert_to_collaborators_list</text:span><text:span text:style-name="T3">()</text:span></text:p><text:p><text:span text:style-name="T2"/></text:p><text:p><text:span text:style-name="T2">Santa-to-Cupid</text:span></text:p><text:p><text:span text:style-name="T3">SC-01 – </text:span><text:span text:style-name="T5">simulation_state</text:span><text:span text:style-name="T3">()</text:span></text:p><text:p><text:span text:style-name="T3">SC-02 – </text:span><text:span text:style-name="T5">method_received</text:span><text:span text:style-name="T3">()</text:span></text:p><text:p><text:span text:style-name="T3">SC-03 – </text:span><text:span text:style-name="T5">vm_received</text:span><text:span text:style-name="T3">()</text:span></text:p><text:p><text:span text:style-name="T3">SC-04 – </text:span><text:span text:style-name="T5">download_request_received</text:span><text:span text:style-name="T3">()</text:span></text:p><text:p><text:span text:style-name="T3"/></text:p><text:p><text:span text:style-name="T2"/></text:p><text:p><text:span text:style-name="T8"/></text:p></draw:text-box></draw:frame><draw:frame text:anchor-type="paragraph" draw:z-index="11" draw:style-name="gr4" draw:text-style-name="P18" svg:width="5.61cm" svg:height="10.956cm" svg:x="5.965cm" svg:y="0.406cm"><draw:text-box><text:p><text:span text:style-name="T2">Santa-to-North</text:span></text:p><text:p><text:span text:style-name="T7">SN-01 – </text:span><text:span text:style-name="T5">store_data</text:span><text:span text:style-name="T7">()</text:span></text:p><text:p><text:span text:style-name="T7">SN-02 – </text:span><text:span text:style-name="T5">request_data</text:span><text:span text:style-name="T7">()</text:span></text:p><text:p><text:span text:style-name="T7">SN-03 – </text:span><text:span text:style-name="T5">benchmark_location_list</text:span><text:span text:style-name="T7">()</text:span></text:p><text:p><text:span text:style-name="T7"/></text:p><text:p><text:span text:style-name="T8">North-to-Santa</text:span></text:p><text:p><text:span text:style-name="T7">NSA-01 – </text:span><text:span text:style-name="T5">data_received</text:span><text:span text:style-name="T7">()</text:span></text:p><text:p><text:span text:style-name="T7">NSA-02 – </text:span><text:span text:style-name="T5">send_data</text:span><text:span text:style-name="T7">()</text:span></text:p><text:p><text:span text:style-name="T7">NSA-03 – </text:span><text:span text:style-name="T5">send_location_list</text:span><text:span text:style-name="T7">()</text:span></text:p><text:p><text:span text:style-name="T8"/></text:p><text:p><text:span text:style-name="T8">North-to-South</text:span></text:p><text:p><text:span text:style-name="T7">NS-01 – </text:span><text:span text:style-name="T5">recover_data</text:span><text:span text:style-name="T7">()</text:span></text:p><text:p><text:span text:style-name="T7">NS-02 – </text:span><text:span text:style-name="T5">recover_benchmark</text:span><text:span text:style-name="T7">()</text:span></text:p><text:p><text:span text:style-name="T7">NS-03 – </text:span><text:span text:style-name="T5">backup_data</text:span><text:span text:style-name="T7">()</text:span></text:p><text:p><text:span text:style-name="T7"/></text:p><text:p><text:span text:style-name="T8">South-to-North</text:span></text:p><text:p><text:span text:style-name="T7">SN-01 – </text:span><text:span text:style-name="T5">send_data</text:span><text:span text:style-name="T7">()</text:span></text:p><text:p><text:span text:style-name="T7">SN-02 – </text:span><text:span text:style-name="T9">data_received</text:span><text:span text:style-name="T7">()</text:span></text:p><text:p><text:span text:style-name="T8"/></text:p><text:p><text:span text:style-name="T8">Santa-to-Sleigh</text:span></text:p><text:p><text:span text:style-name="T3">SS-01 – </text:span><text:span text:style-name="T5">instantiate_simulation</text:span><text:span text:style-name="T3">()</text:span></text:p><text:p><text:span text:style-name="T3"/></text:p><text:p><text:span text:style-name="T2">Sleigh-to-Santa</text:span></text:p><text:p><text:span text:style-name="T7">SSA-01 – </text:span><text:span text:style-name="T5">simulation_state</text:span><text:span text:style-name="T7">()</text:span></text:p><text:p><text:span text:style-name="T7">SSA-02 – </text:span><text:span text:style-name="T5">send_results</text:span><text:span text:style-name="T7">()</text:span></text:p><text:p><text:span text:style-name="T8"/></text:p><text:p><text:span text:style-name="T7"/></text:p></draw:text-box></draw:frame><draw:frame text:anchor-type="paragraph" draw:z-index="12" draw:style-name="gr5" draw:text-style-name="P18" svg:width="6.589cm" svg:height="10.145cm" svg:x="11.878cm" svg:y="0.406cm"><draw:text-box><text:p><text:span text:style-name="T2">Sleigh-to-Pine</text:span></text:p><text:p><text:span text:style-name="T10">SP-01 – </text:span><text:span text:style-name="T11">send_instructions</text:span><text:span text:style-name="T12">()</text:span></text:p><text:p><text:span text:style-name="T12">SP-02 – </text:span><text:span text:style-name="T11">stop_simulation</text:span><text:span text:style-name="T12">()</text:span></text:p><text:p><text:span text:style-name="T12">SP-03 – </text:span><text:span text:style-name="T11">break_simulation</text:span><text:span text:style-name="T12">(</text:span><text:span text:style-name="T12">)</text:span></text:p><text:p><text:span text:style-name="T12">SP-04 – </text:span><text:span text:style-name="T11">results_received</text:span><text:span text:style-name="T12">()</text:span></text:p><text:p><text:span text:style-name="T12"/></text:p><text:p><text:span text:style-name="T8">Pine-to-Sleigh</text:span></text:p><text:p><text:span text:style-name="T7">PS-01</text:span><text:span text:style-name="T13">a</text:span><text:span text:style-name="T7"> – </text:span><text:span text:style-name="T5">request_instructio</text:span><text:span text:style-name="T5">ns</text:span><text:span text:style-name="T7">()</text:span></text:p><text:p><text:span text:style-name="T7">PS-02a – </text:span><text:span text:style-name="T5">instructions_recei</text:span><text:span text:style-name="T5">ved</text:span><text:span text:style-name="T7">()*</text:span></text:p><text:p><text:span text:style-name="T7">PS-03a – </text:span><text:span text:style-name="T5">simulation_state</text:span><text:span text:style-name="T7">()</text:span></text:p><text:p><text:span text:style-name="T7">PS-04a – </text:span><text:span text:style-name="T5">send_results</text:span><text:span text:style-name="T7">()</text:span></text:p><text:p><text:span text:style-name="T7"/></text:p><text:p><text:span text:style-name="T7">PS-01b – </text:span><text:span text:style-name="T5">associate_with_a</text:span><text:span text:style-name="T5">n_account</text:span><text:span text:style-name="T7">()</text:span></text:p><text:p><text:span text:style-name="T7">PS-02b – </text:span><text:span text:style-name="T5">diassociate_from_</text:span><text:span text:style-name="T5">one_account</text:span><text:span text:style-name="T7">()</text:span></text:p><text:p><text:span text:style-name="T7">PS-03b – </text:span><text:span text:style-name="T5">collaborate_with</text:span><text:span text:style-name="T5">_one_simulation</text:span><text:span text:style-name="T7">()</text:span></text:p><text:p><text:span text:style-name="T7"/></text:p><text:p><text:span text:style-name="T8">Pine-to-Pine</text:span></text:p><text:p><text:span text:style-name="T7">PP-01a – </text:span><text:span text:style-name="T5">send_data</text:span><text:span text:style-name="T7">()*</text:span></text:p><text:p><text:span text:style-name="T7"/></text:p><text:p><text:span text:style-name="T7">PP-01b – </text:span><text:span text:style-name="T5">send_instruction</text:span><text:span text:style-name="T7">()</text:span><text:span text:style-name="T7">***</text:span></text:p><text:p><text:span text:style-name="T7">PP-02b – </text:span><text:span text:style-name="T5">results_received</text:span><text:span text:style-name="T7">()</text:span><text:span text:style-name="T7">***</text:span></text:p><text:p><text:span text:style-name="T7"/></text:p><text:p><text:span text:style-name="T8">User-to-Pine</text:span></text:p><text:p><text:span text:style-name="T7">UP-01 – </text:span><text:span text:style-name="T5">collaborate_with</text:span><text:span text:style-name="T5">_one_simulation</text:span><text:span text:style-name="T7">()</text:span></text:p><text:p><text:span text:style-name="T7">UP-02 – </text:span><text:span text:style-name="T5">control_resource</text:span><text:span text:style-name="T7">()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6" draw:display-name="Arrowheads 6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457af" officeooo:paragraph-rsid="00c457af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#System" text:style-name="Internet_20_link" text:visited-style-name="Visited_20_Internet_20_Link">back to top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9:49:19.327325421</meta:creation-date>
    <dc:date>2016-09-26T09:28:40.535097665</dc:date>
    <meta:editing-duration>PT6H13M</meta:editing-duration>
    <meta:editing-cycles>547</meta:editing-cycles>
    <meta:generator>LibreOffice/5.1.4.2$Linux_X86_64 LibreOffice_project/10m0$Build-2</meta:generator>
    <meta:document-statistic meta:table-count="0" meta:image-count="0" meta:object-count="0" meta:page-count="7" meta:paragraph-count="9" meta:word-count="13" meta:character-count="67" meta:non-whitespace-character-count="61"/>
  </office:meta>
</office:document-meta>
</file>